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/>
    <style:style style:name="T1" style:family="text">
      <style:text-properties officeooo:rsid="001f21d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0411467" text:style-name="L1">
        <text:list-header>
          <text:p text:style-name="P1">Search Engines</text:p>
          <text:p text:style-name="P2"><text:a xlink:type="simple" xlink:href="http://www.refseek.com/?fbclid=IwAR0Gcn4xVgdhlAUcHR8PS4iztr_hf0Vu_KsK72g0hhRWr5--sza4bkzXvCE" office:target-frame-name="_blank" xlink:show="new" text:style-name="Internet_20_link" text:visited-style-name="Visited_20_Internet_20_Link"/></text:p>
        </text:list-header>
        <text:list-item>
          <text:p text:style-name="P2"><text:a xlink:type="simple" xlink:href="http://www.refseek.com/?fbclid=IwAR0Gcn4xVgdhlAUcHR8PS4iztr_hf0Vu_KsK72g0hhRWr5--sza4bkzXvCE" office:target-frame-name="_blank" xlink:show="new" text:style-name="Internet_20_link" text:visited-style-name="Visited_20_Internet_20_Link">www.refseek.com</text:a> - Academic Resource Search. More than a billion sources: encyclopedia, monographies, magazines.</text:p>
        </text:list-item>
        <text:list-item>
          <text:p text:style-name="P2"><text:a xlink:type="simple" xlink:href="https://l.facebook.com/l.php?u=http%3A%2F%2Fwww.worldcat.org%2F%3Ffbclid%3DIwAR377ovSX-jdEbXWsf82I09JZJ-MHvxj32EoEiH8lC5KUl5rN2xOm0Uxe4M&amp;h=AT3IXBjQTknThDwYPUl1ARYO0avRwKuh93xt1Z1Yp5qx4g7yAUIMg3YPmjq4HO9BPZOrOnVriTyNeFce8bcSFGs44KOGruo3j5MF9VOFJzxfrEws7O3NoSFrc3Xw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www.worldcat.org</text:a> - a search for the contents of 20 thousand worldwide libraries. Find out where lies the nearest rare book you need.</text:p>
        </text:list-item>
        <text:list-item>
          <text:p text:style-name="P2"><text:a xlink:type="simple" xlink:href="https://l.facebook.com/l.php?u=https%3A%2F%2Flink.springer.com%2F%3Ffbclid%3DIwAR1LB3gE_c-K-aIPoDiccPHpT-BAxIuDcUKOebSvPya3O-5nJQBq_G58thc&amp;h=AT2qNu93TnwdtOT7OMSqSmANx29mmaxO1rQ406hvzjgdHg9LV-fy47ACf9H-PPyexZc45vjoAx6QnatTEYT7uc7U39qmXssiOXM2My8c8cagK6-j8oN0kt-QYWFU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https://link.springer.com</text:a> - access to more than 10 million scientific documents: books, articles, research protocols.</text:p>
        </text:list-item>
        <text:list-item>
          <text:p text:style-name="P2"><text:a xlink:type="simple" xlink:href="https://l.facebook.com/l.php?u=http%3A%2F%2Fwww.bioline.org.br%2F%3Ffbclid%3DIwAR2rsOPMcOrIuskYwYrb16LrY_q2pZj-1hVvG5GPbw8BWFzvWKQh_FuCN5s&amp;h=AT1_wNRNnwRhcm-WroQl2GffovWspLYYido7wQKPViqMwEayHmFA14-nxir1AzD_g0kGXq9PE6EZGRk1CqGd3QK_c9TM1N1xw-qw3EKF18E65Hn6bvgfqlkysCpk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www.bioline.org.br</text:a> is a library of scientific bioscience journals published in developing countries.</text:p>
        </text:list-item>
        <text:list-item>
          <text:p text:style-name="P2"><text:a xlink:type="simple" xlink:href="https://l.facebook.com/l.php?u=http%3A%2F%2Frepec.org%2F%3Ffbclid%3DIwAR2SDA_gLWhhBp6AU43FjUVH9y6DkD-SVohNqKUIsBn-heIhD8tF6wQwCus&amp;h=AT2McEh5z35pqrSPNxbZPXBXomhgXu9ctnGmzi_XXW7jpz3lIUFXYsBfyXPHBlQVQhHl3MhQ0oYSeHhGJXCKtEUVv-rQQIeymehSFiAXZEqQaDDx1dP3e208nvvb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http://repec.org</text:a> - volunteers from 102 countries have collected almost 4 million publications on economics and related science.</text:p>
        </text:list-item>
        <text:list-item>
          <text:p text:style-name="P2"><text:a xlink:type="simple" xlink:href="https://l.facebook.com/l.php?u=https%3A%2F%2Fwww.science.gov%2F%3Ffbclid%3DIwAR2dKZK-SDsbARCmT8o-vl2ZvaTo2mEyhkqb--7LQZnsV5T_8v0ak7WVERI&amp;h=AT0_iP7joej1POSQM2R_UKYbLJa6Pu9Vz7RHIgpk_DTdIAqeBHTY_ARv4zn1AuX2e6Rh21zwParC6oIkmf2Vvks75IVv-_kNT05IUqONCw8nCoAbw_jojoF2Tlg5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www.science.gov</text:a> is an American state search engine on 2200+ scientific sites. More than 200 million articles are indexed.</text:p>
        </text:list-item>
        <text:list-item>
          <text:p text:style-name="P2"><text:a xlink:type="simple" xlink:href="https://l.facebook.com/l.php?u=http%3A%2F%2Fwww.pdfdrive.com%2F%3Ffbclid%3DIwAR0HivN8bxCdKxip1JWKemq2QJH-9kEXtxwmzpiYFPofrv8A3l6sukqojHU&amp;h=AT2y6fiilc6USYg4xyvraJlWdDDvz9v2VsMMeEafzpfojgoEdNUHnsmUmSve5zRqho2fiTegz6MtxdMy3T8GgPfp_9XAKmbjEDsoZ8TecNZiNc6DRxntN9AqYbkV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www.pdfdrive.com</text:a> is the largest website for free download of books in PDF format. Claiming over 225 million names.</text:p>
        </text:list-item>
        <text:list-item>
          <text:p text:style-name="P2"><text:a xlink:type="simple" xlink:href="https://l.facebook.com/l.php?u=http%3A%2F%2Fwww.base-search.net%2F%3Ffbclid%3DIwAR0xU0dMNTkZo_I_yRiWJ5qh3Vb4yLH3L5MdZ6aT0f0bS2u4jyFb9Iy1z8k&amp;h=AT29c4vkiCLjyu9AfKD2MmhCRIDQqY0_s_oC47_hQLw_HSFri0GamnuLSQn4sWWZky_gyhE38300HAIMb4wVMiTwyCRw4nj-RpkL2hW6mndMB9yILtBg_EkBHeI9&amp;__tn__=-UK-y-R&amp;c[0]=AT1m9WaLMWREN0Vk1cxg1IKy-nFaEsWgJAROjW1pxeffzBlI0BaXLoWEEh3dHl2J7KnyXUyJEmckOLrU7M-TLzrRSPWxlcKxuh8VeMzt_SXbjdh3mH5Ke4q6ruhF6rzgK9yS7o5Ok-psLPadJmwlUIRTo-n9gtXW1bUVbUyNhnnIhxv4qtsVXpRhr0FtlorZBJZ__VXbPgOexwFEQ6qxZVuAs1dTp3jJ5UMUDqxj_2tXi3tNMQOKEu2b" office:target-frame-name="_blank" xlink:show="new" text:style-name="Internet_20_link" text:visited-style-name="Visited_20_Internet_20_Link">www.base-search.net</text:a> is one of the most powerful researches on academic studies texts. More than 100 million scientific documents, 70% of them are free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0:21:55.122440880</meta:creation-date>
    <dc:date>2022-02-04T20:22:36.364539664</dc:date>
    <meta:editing-duration>PT41S</meta:editing-duration>
    <meta:editing-cycles>1</meta:editing-cycles>
    <meta:document-statistic meta:table-count="0" meta:image-count="0" meta:object-count="0" meta:page-count="1" meta:paragraph-count="10" meta:word-count="149" meta:character-count="996" meta:non-whitespace-character-count="866"/>
    <meta:generator>LibreOffice/7.2.5.2$Linux_X86_64 LibreOffice_project/20$Build-2</meta:generator>
  </office:meta>
</office:document-meta>
</file>